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024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20:47:41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20-02-08T20:52:31.118000000</dc:date>
    <meta:editing-duration>P123DT20H39M36S</meta:editing-duration>
    <meta:editing-cycles>841</meta:editing-cycles>
    <meta:generator>LibreOffice/5.4.4.2$Windows_X86_64 LibreOffice_project/2524958677847fb3bb44820e40380acbe820f960</meta:generator>
    <meta:document-statistic meta:table-count="3" meta:cell-count="1671" meta:object-count="0"/>
  </office:meta>
</office:document-meta>
</file>